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9pt" style:text-underline-style="solid" style:text-underline-width="auto" style:text-underline-color="font-color" fo:font-weight="bold" officeooo:rsid="0015c835" officeooo:paragraph-rsid="001a069f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9pt" style:text-underline-style="none" fo:font-weight="bold" officeooo:rsid="0015c835" officeooo:paragraph-rsid="001a069f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loext:opacity="100%" style:font-name="Liberation Mono" fo:font-size="9pt" style:text-underline-style="none" fo:font-weight="bold" officeooo:rsid="0015c835" officeooo:paragraph-rsid="001a069f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Liberation Mono" fo:font-size="9pt" style:text-underline-style="none" officeooo:rsid="0015c835" officeooo:paragraph-rsid="0015c835" style:font-size-asian="9pt" style:font-size-complex="9pt"/>
    </style:style>
    <style:style style:name="P5" style:family="paragraph" style:parent-style-name="Standard">
      <style:text-properties style:font-name="Liberation Mono" fo:font-size="9pt" style:text-underline-style="none" officeooo:rsid="001a069f" officeooo:paragraph-rsid="001a069f" style:font-size-asian="9pt" style:font-size-complex="9pt"/>
    </style:style>
    <style:style style:name="P6" style:family="paragraph" style:parent-style-name="Standard">
      <style:text-properties style:font-name="Liberation Mono" fo:font-size="9pt" style:text-underline-style="none" officeooo:paragraph-rsid="0015c835" style:font-size-asian="9pt" style:font-size-complex="9pt"/>
    </style:style>
    <style:style style:name="P7" style:family="paragraph" style:parent-style-name="Standard">
      <style:text-properties style:font-name="Liberation Mono" fo:font-size="9pt" style:text-underline-style="none" officeooo:paragraph-rsid="0016a993" style:font-size-asian="9pt" style:font-size-complex="9pt"/>
    </style:style>
    <style:style style:name="P8" style:family="paragraph" style:parent-style-name="Standard">
      <style:text-properties style:font-name="Liberation Mono" fo:font-size="9pt" style:text-underline-style="none" officeooo:paragraph-rsid="001a069f" style:font-size-asian="9pt" style:font-size-complex="9pt"/>
    </style:style>
    <style:style style:name="P9" style:family="paragraph" style:parent-style-name="Standard">
      <style:text-properties style:font-name="Liberation Mono" fo:font-size="9pt" style:text-underline-style="none" style:font-size-asian="9pt" style:font-size-complex="9pt"/>
    </style:style>
    <style:style style:name="P10" style:family="paragraph" style:parent-style-name="Standard">
      <style:text-properties style:font-name="Liberation Mono" fo:font-size="9pt" style:text-underline-style="none" fo:font-weight="bold" officeooo:paragraph-rsid="001a9ed1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Liberation Mono" fo:font-size="9pt" style:text-underline-style="none" officeooo:paragraph-rsid="001a9ed1" style:font-size-asian="9pt" style:font-size-complex="9pt"/>
    </style:style>
    <style:style style:name="P12" style:family="paragraph" style:parent-style-name="Standard">
      <style:text-properties style:font-name="Liberation Mono" fo:font-size="9pt" style:text-underline-style="none" fo:font-weight="bold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Liberation Mono" fo:font-size="9pt" style:text-underline-style="none" officeooo:paragraph-rsid="001c6dc6" style:font-size-asian="9pt" style:font-size-complex="9pt"/>
    </style:style>
    <style:style style:name="P14" style:family="paragraph" style:parent-style-name="Standard">
      <style:text-properties style:font-name="Liberation Mono" fo:font-size="9pt" style:text-underline-style="none" fo:font-weight="bold" officeooo:paragraph-rsid="001cd326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Liberation Mono" fo:font-size="9pt" style:text-underline-style="none" officeooo:paragraph-rsid="001cd326" style:font-size-asian="9pt" style:font-size-complex="9pt"/>
    </style:style>
    <style:style style:name="P16" style:family="paragraph" style:parent-style-name="Standard">
      <style:text-properties style:font-name="Liberation Mono" fo:font-size="9pt" style:text-underline-style="none" officeooo:rsid="001a9ed1" officeooo:paragraph-rsid="001a9ed1" style:font-size-asian="9pt" style:font-size-complex="9pt"/>
    </style:style>
    <style:style style:name="P17" style:family="paragraph" style:parent-style-name="Standard">
      <style:text-properties style:font-name="Liberation Mono" fo:font-size="9pt" style:text-underline-style="none" officeooo:rsid="001a9ed1" officeooo:paragraph-rsid="001c6dc6" style:font-size-asian="9pt" style:font-size-complex="9pt"/>
    </style:style>
    <style:style style:name="P18" style:family="paragraph" style:parent-style-name="Standard">
      <style:text-properties style:font-name="Liberation Mono" fo:font-size="9pt" style:text-underline-style="none" officeooo:paragraph-rsid="0020ac71" style:font-size-asian="9pt" style:font-size-complex="9pt"/>
    </style:style>
    <style:style style:name="P19" style:family="paragraph" style:parent-style-name="Standard">
      <style:text-properties style:font-name="Liberation Mono" fo:font-size="9pt" style:text-underline-style="none" fo:font-weight="bold" officeooo:rsid="0016a993" officeooo:paragraph-rsid="0016a993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Liberation Mono" fo:font-size="9pt" style:text-underline-style="none" fo:font-weight="bold" officeooo:rsid="0016a993" officeooo:paragraph-rsid="0020ac71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Liberation Mono" fo:font-size="9pt" style:text-underline-style="none" fo:font-weight="bold" officeooo:rsid="0016b019" officeooo:paragraph-rsid="001cd326" style:font-size-asian="9pt" style:font-weight-asian="bold" style:font-size-complex="9pt" style:font-weight-complex="bold"/>
    </style:style>
    <style:style style:name="T1" style:family="text">
      <style:text-properties officeooo:rsid="001a069f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a069f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officeooo:rsid="001a069f"/>
    </style:style>
    <style:style style:name="T6" style:family="text">
      <style:text-properties fo:font-weight="bold" officeooo:rsid="001a9ed1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1c98" style:font-weight-asian="bold" style:font-weight-complex="bold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fo:color="#2a6099" loext:opacity="100%" fo:font-weight="bold" officeooo:rsid="001a069f" style:font-weight-asian="bold" style:font-weight-complex="bold"/>
    </style:style>
    <style:style style:name="T11" style:family="text">
      <style:text-properties officeooo:rsid="0016a993"/>
    </style:style>
    <style:style style:name="T12" style:family="text">
      <style:text-properties fo:color="#2a6099" loext:opacity="100%" fo:font-weight="bold" officeooo:rsid="001e9667" style:font-weight-asian="bold" style:font-weight-complex="bold"/>
    </style:style>
    <style:style style:name="T13" style:family="text">
      <style:text-properties officeooo:rsid="001a9ed1"/>
    </style:style>
    <style:style style:name="T14" style:family="text">
      <style:text-properties fo:color="#2a6099" loext:opacity="100%" officeooo:rsid="001c6dc6"/>
    </style:style>
    <style:style style:name="T15" style:family="text">
      <style:text-properties fo:color="#2a6099" loext:opacity="100%" fo:font-weight="bold" officeooo:rsid="001c6dc6" style:font-weight-asian="bold" style:font-weight-complex="bold"/>
    </style:style>
    <style:style style:name="T16" style:family="text">
      <style:text-properties officeooo:rsid="0015c835"/>
    </style:style>
    <style:style style:name="T17" style:family="text">
      <style:text-properties fo:color="#2a6099" loext:opacity="100%" fo:font-weight="bold" officeooo:rsid="00232a9e" style:font-weight-asian="bold" style:font-weight-complex="bold"/>
    </style:style>
    <style:style style:name="T18" style:family="text">
      <style:text-properties fo:color="#2a6099" loext:opacity="100%" fo:font-weight="bold" officeooo:rsid="001fb15e" style:font-weight-asian="bold" style:font-weight-complex="bold"/>
    </style:style>
    <style:style style:name="T19" style:family="text">
      <style:text-properties officeooo:rsid="001e9667"/>
    </style:style>
    <style:style style:name="T20" style:family="text">
      <style:text-properties officeooo:rsid="0020ac71"/>
    </style:style>
    <style:style style:name="T21" style:family="text">
      <style:text-properties fo:color="#2a6099" loext:opacity="100%" officeooo:rsid="0020ac71"/>
    </style:style>
    <style:style style:name="T22" style:family="text">
      <style:text-properties fo:font-weight="normal" officeooo:rsid="0016a99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is Glory and My Good </text:span>(C<text:span text:style-name="T1">ityAlight</text:span>)</text:p>
      <text:p text:style-name="P2"/>
      <text:p text:style-name="P2"><text:span text:style-name="T1">[ </text:span>CHORDS ] <text:s text:c="4"/><text:span text:style-name="T2">Bm</text:span><text:span text:style-name="T3">7</text:span><text:span text:style-name="T2"> <text:s text:c="4"/>D <text:s text:c="6"/>G <text:s text:c="6"/>A <text:s text:c="6"/></text:span><text:span text:style-name="T3">Asus</text:span><text:span text:style-name="T2"> <text:s text:c="6"/></text:span><text:span text:style-name="T4">[ CAPO </text:span><text:span text:style-name="T5">2</text:span><text:span text:style-name="T4"> ] </text:span></text:p>
      <text:p text:style-name="P2"><text:s text:c="15"/><text:span text:style-name="T2">====== <text:s/>xoo=== <text:s/>==oo== <text:s/>oo===o <text:s/>oo===o</text:span></text:p>
      <text:p text:style-name="P2"><text:s text:c="15"/><text:span text:style-name="T2">|||||| <text:s/>|||||| <text:s/>|||||| <text:s/>|||||| <text:s/>||||||</text:span></text:p>
      <text:p text:style-name="P3"><text:s text:c="15"/>OO|<text:span text:style-name="T1">O</text:span>|O <text:s/>|||O|O <text:s/>|O|||| <text:s/>||OOO| <text:s/>||<text:span text:style-name="T1">OO</text:span>||</text:p>
      <text:p text:style-name="P3"><text:s text:c="15"/>||||O| <text:s/>||||O| <text:s/>O|||OO <text:s/>|||||| <text:s/>||||<text:span text:style-name="T1">O</text:span>|</text:p>
      <text:p text:style-name="P3"><text:s text:c="15"/>||O<text:span text:style-name="T1">|</text:span>|| <text:s/>|||||| <text:s/>|||||| <text:s/>|||||| <text:s/>||||||</text:p>
      <text:p text:style-name="P4"/>
      <text:p text:style-name="P5"><text:span text:style-name="T6">[ </text:span><text:span text:style-name="T7">I</text:span><text:span text:style-name="T6">NTRO </text:span><text:span text:style-name="T8">x 2 </text:span><text:span text:style-name="T6">]</text:span> <text:s/><text:span text:style-name="T9">| G <text:s/>| D <text:s/>| A <text:s/>| Bm7 |</text:span></text:p>
      <text:p text:style-name="P6"><text:span text:style-name="T7"/></text:p>
      <text:p text:style-name="P6"><text:span text:style-name="T6">[ </text:span><text:span text:style-name="T7">V</text:span><text:span text:style-name="T6">ERSE</text:span><text:span text:style-name="T7"> 1 </text:span><text:span text:style-name="T6">]</text:span><text:span text:style-name="T7"> <text:s text:c="10"/></text:span><text:span text:style-name="T10">G <text:s text:c="16"/>D <text:s text:c="8"/>A <text:s text:c="15"/>Bm7</text:span></text:p>
      <text:p text:style-name="P7"><text:s text:c="15"/>I have seen my Fa-ther’s glo-ry <text:span text:style-name="T11">r</text:span>e-vealed in Je-sus Christ</text:p>
      <text:p text:style-name="P8"><text:s text:c="23"/><text:span text:style-name="T10">G <text:s text:c="13"/>D <text:s text:c="12"/>A <text:s text:c="13"/>Bm7</text:span></text:p>
      <text:p text:style-name="P7"><text:s text:c="15"/>And the more that I be-hold Him, <text:span text:style-name="T11">t</text:span>he more He sa-tis-fies</text:p>
      <text:p text:style-name="P8"><text:s text:c="22"/><text:span text:style-name="T10">G <text:s text:c="13"/>D <text:s text:c="14"/>A <text:s text:c="11"/>Bm7</text:span></text:p>
      <text:p text:style-name="P7"><text:s text:c="15"/>When I gaze up-on His beau-ty, <text:span text:style-name="T11">w</text:span>hen I see Him as I should</text:p>
      <text:p text:style-name="P8"><text:s text:c="23"/><text:span text:style-name="T10">G <text:s text:c="15"/>D <text:s text:c="14"/>A <text:s text:c="12"/></text:span><text:span text:style-name="T12">G <text:s text:c="4"/>D <text:s/>A <text:s/>Bm7</text:span></text:p>
      <text:p text:style-name="P7"><text:s text:c="15"/>Then my eyes are lift-ed up-ward <text:span text:style-name="T1">f</text:span>or His glo-ry and my good</text:p>
      <text:p text:style-name="P9"/>
      <text:p text:style-name="P10"><text:span text:style-name="T13">[ </text:span>V<text:span text:style-name="T13">ERSE</text:span> 2 <text:span text:style-name="T13">] <text:s text:c="12"/></text:span><text:span text:style-name="T3">G <text:s text:c="12"/>D <text:s text:c="10"/>A <text:s text:c="14"/>Bm7</text:span></text:p>
      <text:p text:style-name="P7"><text:s text:c="15"/>There is hope in every tri-al, <text:span text:style-name="T11">f</text:span>or I can trust the Lord</text:p>
      <text:p text:style-name="P11"><text:s text:c="23"/><text:span text:style-name="T10">G <text:s text:c="15"/>D <text:s text:c="12"/>A <text:s text:c="15"/>Bm7</text:span></text:p>
      <text:p text:style-name="P7"><text:s text:c="15"/>He will turn my heart to-wards Him <text:span text:style-name="T11">a</text:span>nd help me bear the thorn</text:p>
      <text:p text:style-name="P11"><text:s text:c="21"/><text:span text:style-name="T10">G <text:s text:c="13"/>D <text:s text:c="12"/>A <text:s text:c="14"/>Bm7</text:span></text:p>
      <text:p text:style-name="P7"><text:s text:c="15"/>So in faith I follow Je-sus <text:span text:style-name="T11">o</text:span>n the road not un-der-stood</text:p>
      <text:p text:style-name="P11"><text:s text:c="21"/><text:span text:style-name="T10">G <text:s text:c="14"/>D <text:s text:c="15"/>A <text:s text:c="12"/></text:span><text:span text:style-name="T12">D</text:span></text:p>
      <text:p text:style-name="P7"><text:s text:c="15"/>For I know that He is work-ing <text:span text:style-name="T13">f</text:span>or His glo-ry and my good</text:p>
      <text:p text:style-name="P9"/>
      <text:p text:style-name="P12"><text:span text:style-name="T13">[ </text:span>C<text:span text:style-name="T13">HORUS ] <text:s text:c="11"/></text:span><text:span text:style-name="T14">D <text:s text:c="24"/>G <text:s text:c="5"/>D</text:span></text:p>
      <text:p text:style-name="P7"><text:s text:c="15"/>To our God be the glo-ry, <text:span text:style-name="T11">t</text:span>o our God be praise</text:p>
      <text:p text:style-name="P9"><text:s text:c="20"/><text:span text:style-name="T15">Bm7 <text:s text:c="22"/>Asus <text:s text:c="2"/>A</text:span></text:p>
      <text:p text:style-name="P9"><text:s text:c="15"/>He a-lone, the name a-bove all names</text:p>
      <text:p text:style-name="P13"><text:s text:c="22"/><text:span text:style-name="T15">D <text:s text:c="23"/>G <text:s text:c="6"/>Bm7</text:span></text:p>
      <text:p text:style-name="P7"><text:s text:c="15"/>I will boast e-ver on-ly <text:span text:style-name="T11">i</text:span>n the Lord my God</text:p>
      <text:p text:style-name="P9"><text:s text:c="21"/><text:span text:style-name="T15">G <text:s text:c="7"/>A <text:s text:c="11"/></text:span><text:span text:style-name="T12">G <text:s text:c="4"/>D <text:s text:c="2"/>A <text:s text:c="2"/>Bm7</text:span></text:p>
      <text:p text:style-name="P9"><text:s text:c="15"/>For I know His glo-ry is my good</text:p>
      <text:p text:style-name="P9"/>
      <text:p text:style-name="P14"><text:span text:style-name="T13">[ </text:span>V<text:span text:style-name="T13">ERSE</text:span> 3 <text:span text:style-name="T13">] <text:s text:c="11"/></text:span><text:span text:style-name="T3">G <text:s text:c="12"/>D <text:s text:c="8"/>A <text:s text:c="16"/>Bm7</text:span></text:p>
      <text:p text:style-name="P9"><text:s text:c="15"/>See the op-en arms of Je-sus <text:span text:style-name="T16">u</text:span>p-on the cross that day</text:p>
      <text:p text:style-name="P15"><text:s text:c="25"/><text:span text:style-name="T10">G <text:s text:c="14"/>D <text:s text:c="11"/>A <text:s text:c="15"/>Bm7</text:span></text:p>
      <text:p text:style-name="P7"><text:s text:c="15"/>What they un-der-stood as weak-ness <text:span text:style-name="T11">d</text:span>e-serves my eve-ry praise</text:p>
      <text:p text:style-name="P15"><text:s text:c="23"/><text:span text:style-name="T10">G <text:s text:c="16"/>D <text:s text:c="16"/>A <text:s text:c="14"/>Bm7</text:span></text:p>
      <text:p text:style-name="P7"><text:s text:c="15"/>For the charge that was a-gainst me, <text:span text:style-name="T13">i</text:span>t was nailed into the wood</text:p>
      <text:p text:style-name="P15"><text:s text:c="21"/><text:span text:style-name="T10">G <text:s text:c="15"/>D <text:s text:c="15"/>A <text:s text:c="12"/></text:span><text:span text:style-name="T12">D</text:span></text:p>
      <text:p text:style-name="P7"><text:s text:c="15"/>Yes I know that He has saved me <text:span text:style-name="T13">f</text:span>or His glo-ry and my good</text:p>
      <text:p text:style-name="P9"/>
      <text:p text:style-name="P16"><text:span text:style-name="T7">[ CHORUS ]</text:span></text:p>
      <text:p text:style-name="P17"><text:span text:style-name="T10"/></text:p>
      <text:p text:style-name="P14"><text:span text:style-name="T13">[ </text:span>V<text:span text:style-name="T13">ERSE</text:span> 4 <text:span text:style-name="T13">] <text:s text:c="11"/></text:span><text:span text:style-name="T3">G <text:s text:c="14"/>D <text:s text:c="12"/>A <text:s text:c="19"/>Bm7</text:span></text:p>
      <text:p text:style-name="P7"><text:s text:c="15"/>Would I glad-ly be made noth-ing <text:span text:style-name="T11">t</text:span>hat Christ would be made more</text:p>
      <text:p text:style-name="P15"><text:s text:c="23"/><text:span text:style-name="T10">G <text:s text:c="12"/>D <text:s text:c="12"/>A <text:s text:c="18"/>Bm7</text:span></text:p>
      <text:p text:style-name="P9"><text:s text:c="15"/>Would I seek the only king-dom <text:span text:style-name="T16">t</text:span>hat far out-weighs them all</text:p>
      <text:p text:style-name="P15"><text:s text:c="22"/><text:span text:style-name="T10">G <text:s text:c="15"/>D <text:s text:c="17"/>A <text:s text:c="20"/>Bm7</text:span></text:p>
      <text:p text:style-name="P6"><text:s text:c="15"/>I will stand be-fore my Fa-ther, <text:span text:style-name="T13">w</text:span>here the faith-ful saints have stood</text:p>
      <text:p text:style-name="P15"><text:s text:c="24"/><text:span text:style-name="T10">G <text:s text:c="17"/>D <text:s text:c="17"/>A <text:s text:c="12"/></text:span><text:span text:style-name="T17">Bm7</text:span></text:p>
      <text:p text:style-name="P7"><text:s text:c="15"/>And with joy my heart shall praise Him <text:span text:style-name="T13">f</text:span>or His glo-ry and my good</text:p>
      <text:p text:style-name="P18"><text:s text:c="24"/><text:span text:style-name="T10">G <text:s text:c="17"/>D <text:s text:c="17"/>A <text:s text:c="12"/></text:span><text:span text:style-name="T18">D</text:span></text:p>
      <text:p text:style-name="P18"><text:s text:c="15"/>And with joy my heart shall praise Him <text:span text:style-name="T13">f</text:span>or His glo-ry and my good</text:p>
      <text:p text:style-name="P9"/>
      <text:p text:style-name="P19"><text:span text:style-name="T13">[ CHORUS </text:span><text:span text:style-name="T19">(end on D) </text:span><text:span text:style-name="T13">]</text:span></text:p>
      <text:p text:style-name="P19"/>
      <text:p text:style-name="P20"><text:span text:style-name="T13">[ CHORUS </text:span><text:span text:style-name="T19">(end on </text:span><text:span text:style-name="T20">Bm7</text:span><text:span text:style-name="T19">) </text:span><text:span text:style-name="T13">]</text:span></text:p>
      <text:p text:style-name="P20"/>
      <text:p text:style-name="P21"><text:span text:style-name="T13">[ </text:span>O<text:span text:style-name="T13">UTRO ] <text:s text:c="11"/></text:span><text:span text:style-name="T3">G <text:s text:c="7"/>A <text:s text:c="10"/></text:span><text:span text:style-name="T21">G <text:s text:c="4"/>D <text:s text:c="2"/>A <text:s/>Bm7 <text:s/>G <text:s/>D <text:s text:c="2"/>Asus <text:s/>A <text:s/>D</text:span></text:p>
      <text:p text:style-name="P21"><text:span text:style-name="T13"><text:s text:c="15"/></text:span><text:span text:style-name="T22">Yes I know His glory is my goo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21:06:18.467055797</meta:creation-date>
    <meta:generator>LibreOffice/24.8.7.2$Linux_X86_64 LibreOffice_project/480$Build-2</meta:generator>
    <dc:date>2025-08-19T22:54:59.797495615</dc:date>
    <meta:editing-duration>PT49M35S</meta:editing-duration>
    <meta:editing-cycles>9</meta:editing-cycles>
    <meta:print-date>2025-08-19T22:36:22.949818976</meta:print-date>
    <meta:printed-by>PDF files</meta:printed-by>
    <meta:document-statistic meta:table-count="0" meta:image-count="0" meta:object-count="0" meta:page-count="1" meta:paragraph-count="55" meta:word-count="440" meta:character-count="3555" meta:non-whitespace-character-count="1431"/>
  </office:meta>
</office:document-meta>
</file>